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ITLE_5f_AND_5f_BODY_7e_LT_7e_Titel">
      <style:text-properties fo:color="#000000" loext:opacity="100%" fo:language="es" fo:country="CR"/>
    </style:style>
    <style:style style:name="P2" style:family="paragraph" style:parent-style-name="Subtitle">
      <style:text-properties fo:color="#000000" loext:opacity="100%" fo:language="es" fo:country="CR" officeooo:paragraph-rsid="004b1073"/>
    </style:style>
    <style:style style:name="P3" style:family="paragraph" style:parent-style-name="TITLE_5f_AND_5f_BODY_7e_LT_7e_Titel">
      <style:text-properties fo:color="#000000" loext:opacity="100%" fo:language="es" fo:country="CR" officeooo:paragraph-rsid="004c9350"/>
    </style:style>
    <style:style style:name="P4" style:family="paragraph" style:parent-style-name="Standard">
      <style:text-properties fo:color="#000000" loext:opacity="100%" style:font-name="Arial2" fo:language="es" fo:country="CR" officeooo:rsid="001d0f0d" officeooo:paragraph-rsid="001d0f0d"/>
    </style:style>
    <style:style style:name="P5" style:family="paragraph" style:parent-style-name="TITLE_5f_AND_5f_BODY_7e_LT_7e_Titel">
      <style:text-properties fo:color="#000000" loext:opacity="100%" style:font-name="Arial2" fo:language="es" fo:country="CR"/>
    </style:style>
    <style:style style:name="P6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4c9350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4a17c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62b2a2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51fc32" style:font-weight-asian="normal" style:font-weight-complex="normal"/>
    </style:style>
    <style:style style:name="P10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aa25a" style:font-size-asian="12pt" style:font-size-complex="12pt"/>
    </style:style>
    <style:style style:name="P11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aa25a" style:font-size-asian="12pt" style:font-size-complex="12pt"/>
    </style:style>
    <style:style style:name="P12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4c9350" style:font-size-asian="12pt" style:font-size-complex="12pt"/>
    </style:style>
    <style:style style:name="P13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4c9350" style:font-size-asian="12pt" style:font-size-complex="12pt"/>
    </style:style>
    <style:style style:name="P14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5dd78" style:font-size-asian="12pt" style:font-size-complex="12pt"/>
    </style:style>
    <style:style style:name="P15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c9350" style:font-size-asian="12pt" style:font-size-complex="12pt"/>
    </style:style>
    <style:style style:name="P16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6378e8" officeooo:paragraph-rsid="00666fda" style:font-size-asian="12pt" style:font-size-complex="12pt"/>
    </style:style>
    <style:style style:name="P17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15d0" officeooo:paragraph-rsid="0068f835" style:font-size-asian="12pt" style:font-size-complex="12pt"/>
    </style:style>
    <style:style style:name="P18" style:family="paragraph" style:parent-style-name="TITLE_5f_AND_5f_BODY_7e_LT_7e_Titel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15d0" officeooo:paragraph-rsid="0068f835" style:font-size-asian="12pt" style:font-size-complex="12pt"/>
    </style:style>
    <style:style style:name="P19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2aa25a" style:font-size-asian="12pt" style:font-weight-asian="bold" style:font-size-complex="12pt" style:font-weight-complex="bold"/>
    </style:style>
    <style:style style:name="P20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4c9350" style:font-size-asian="12pt" style:font-weight-asian="bold" style:font-size-complex="12pt" style:font-weight-complex="bold"/>
    </style:style>
    <style:style style:name="P21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f5455" officeooo:paragraph-rsid="004f5455" style:font-size-asian="12pt" style:font-weight-asian="normal" style:font-size-complex="12pt" style:font-weight-complex="normal"/>
    </style:style>
    <style:style style:name="P22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f5455" officeooo:paragraph-rsid="00560d3b" style:font-size-asian="12pt" style:font-weight-asian="normal" style:font-size-complex="12pt" style:font-weight-complex="normal"/>
    </style:style>
    <style:style style:name="P23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1d0f0d" officeooo:paragraph-rsid="00560d3b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4915d0" officeooo:paragraph-rsid="004a17c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4915d0" officeooo:paragraph-rsid="0062b2a2" style:font-size-asian="12pt" style:font-weight-asian="normal" style:font-size-complex="12pt" style:font-weight-complex="normal"/>
    </style:style>
    <style:style style:name="P26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officeooo:rsid="006378e8" officeooo:paragraph-rsid="006378e8" style:font-size-asian="12pt" style:font-size-complex="12pt"/>
    </style:style>
    <style:style style:name="P27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4pt" fo:language="es" fo:country="CR" fo:font-weight="normal" officeooo:rsid="001d0f0d" officeooo:paragraph-rsid="002aa25a" style:font-size-asian="14pt" style:font-weight-asian="normal" style:font-size-complex="14pt" style:font-weight-complex="normal"/>
    </style:style>
    <style:style style:name="P28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4pt" fo:language="es" fo:country="CR" fo:font-weight="normal" officeooo:rsid="001d0f0d" officeooo:paragraph-rsid="004c9350" style:font-size-asian="14pt" style:font-weight-asian="normal" style:font-size-complex="14pt" style:font-weight-complex="normal"/>
    </style:style>
    <style:style style:name="P29" style:family="paragraph" style:parent-style-name="TITLE_5f_AND_5f_BODY_7e_LT_7e_Titel">
      <style:text-properties fo:color="#000000" loext:opacity="100%" fo:language="es" fo:country="ES"/>
    </style:style>
    <style:style style:name="P30" style:family="paragraph" style:parent-style-name="TITLE_5f_AND_5f_BODY_7e_LT_7e_Titel">
      <style:text-properties fo:color="#000000" loext:opacity="100%" fo:language="es" fo:country="ES" officeooo:paragraph-rsid="004c9350"/>
    </style:style>
    <style:style style:name="P31" style:family="paragraph" style:parent-style-name="Title">
      <style:text-properties fo:color="#000000" loext:opacity="100%"/>
    </style:style>
    <style:style style:name="P32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4915d0" officeooo:paragraph-rsid="004a17c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4915d0" officeooo:paragraph-rsid="004c935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4915d0" officeooo:paragraph-rsid="0062b2a2" style:font-size-asian="12pt" style:font-weight-asian="normal" style:font-size-complex="12pt" style:font-weight-complex="normal"/>
    </style:style>
    <style:style style:name="P35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sans-serif" fo:font-size="12pt" fo:language="es" fo:country="CR" fo:font-weight="normal" officeooo:rsid="001d0f0d" officeooo:paragraph-rsid="00560d3b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color="#000000" loext:opacity="100%" style:font-name="sans-serif" fo:font-size="12pt" fo:language="es" fo:country="CR" fo:font-weight="normal" officeooo:rsid="0062b2a2" officeooo:paragraph-rsid="0062b2a2" style:font-size-asian="12pt" style:font-weight-asian="normal" style:font-size-complex="12pt" style:font-weight-complex="normal"/>
    </style:style>
    <style:style style:name="P37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sans-serif" fo:font-size="12pt" fo:language="es" fo:country="CR" officeooo:rsid="006378e8" officeooo:paragraph-rsid="00666fda" style:font-size-asian="12pt" style:font-size-complex="12pt"/>
    </style:style>
    <style:style style:name="P38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sans-serif" fo:font-size="12pt" fo:language="es" fo:country="CR" officeooo:rsid="004915d0" officeooo:paragraph-rsid="0068f835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sans-serif" fo:language="es" fo:country="CR" fo:font-weight="normal" officeooo:rsid="001d0f0d" officeooo:paragraph-rsid="00560d3b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officeooo:rsid="001d0f0d" officeooo:paragraph-rsid="001d0f0d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paragraph-properties fo:text-align="justify" style:justify-single-word="false"/>
      <style:text-properties officeooo:paragraph-rsid="001d0f0d"/>
    </style:style>
    <style:style style:name="P43" style:family="paragraph" style:parent-style-name="Text_20_body">
      <style:paragraph-properties fo:text-align="justify" style:justify-single-word="false"/>
      <style:text-properties officeooo:paragraph-rsid="0051fc32"/>
    </style:style>
    <style:style style:name="P44" style:family="paragraph" style:parent-style-name="Text_20_body">
      <style:paragraph-properties fo:text-align="justify" style:justify-single-word="false"/>
      <style:text-properties fo:font-weight="bold" officeooo:rsid="003f8fb7" officeooo:paragraph-rsid="003f8fb7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language="es" fo:country="CR" officeooo:paragraph-rsid="00560d3b"/>
    </style:style>
    <style:style style:name="P46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language="es" fo:country="CR" officeooo:rsid="0057af93" officeooo:paragraph-rsid="0057af93"/>
    </style:style>
    <style:style style:name="P47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language="es" fo:country="CR" officeooo:paragraph-rsid="00666fda"/>
    </style:style>
    <style:style style:name="P48" style:family="paragraph" style:parent-style-name="Heading_20_1">
      <style:text-properties fo:color="#000000" loext:opacity="100%" fo:language="es" fo:country="CR" officeooo:paragraph-rsid="004f5455"/>
    </style:style>
    <style:style style:name="P49" style:family="paragraph" style:parent-style-name="Heading_20_1">
      <style:text-properties officeooo:paragraph-rsid="006d3448"/>
    </style:style>
    <style:style style:name="P50" style:family="paragraph" style:parent-style-name="Heading_20_3">
      <style:text-properties officeooo:paragraph-rsid="004c9350"/>
    </style:style>
    <style:style style:name="P51" style:family="paragraph" style:parent-style-name="Heading_20_3">
      <style:text-properties fo:color="#000000" loext:opacity="100%" style:font-name="Liberation Sans1" fo:font-size="12pt" fo:language="es" fo:country="CR" officeooo:rsid="0049cb4e" officeooo:paragraph-rsid="004c9350" style:font-size-asian="12pt" style:font-size-complex="12pt"/>
    </style:style>
    <style:style style:name="P52" style:family="paragraph" style:parent-style-name="Heading_20_3">
      <style:text-properties officeooo:paragraph-rsid="006d3448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2" fo:language="es" fo:country="CR" fo:font-weight="normal" officeooo:rsid="001d0f0d" officeooo:paragraph-rsid="006b94f6" style:font-weight-asian="normal" style:font-weight-complex="normal"/>
    </style:style>
    <style:style style:name="P54" style:family="paragraph" style:parent-style-name="Standard" style:list-style-name="L14">
      <style:paragraph-properties fo:text-align="start" style:justify-single-word="false"/>
      <style:text-properties officeooo:paragraph-rsid="006b94f6"/>
    </style:style>
    <style:style style:name="P55" style:family="paragraph" style:parent-style-name="Standard" style:list-style-name="L14">
      <style:paragraph-properties fo:text-align="start" style:justify-single-word="false"/>
      <style:text-properties fo:language="es" fo:country="CR" officeooo:paragraph-rsid="006b94f6"/>
    </style:style>
    <style:style style:name="P56" style:family="paragraph" style:list-style-name="L1"/>
    <style:style style:name="P57" style:family="paragraph" style:parent-style-name="TITLE_5f_AND_5f_BODY_7e_LT_7e_Titel" style:list-style-name="L1">
      <style:text-properties officeooo:paragraph-rsid="006d3448"/>
    </style:style>
    <style:style style:name="P58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paragraph-rsid="005b201e" style:font-size-asian="12pt" style:font-size-complex="12pt"/>
    </style:style>
    <style:style style:name="P59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96ae1" officeooo:paragraph-rsid="005af7c0" style:font-size-asian="12pt" style:font-size-complex="12pt"/>
    </style:style>
    <style:style style:name="P60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af7c0" officeooo:paragraph-rsid="005af7c0" style:font-size-asian="12pt" style:font-size-complex="12pt"/>
    </style:style>
    <style:style style:name="P61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d998e" officeooo:paragraph-rsid="005d998e" style:font-size-asian="12pt" style:font-size-complex="12pt"/>
    </style:style>
    <style:style style:name="P62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f7e01" officeooo:paragraph-rsid="006246fd" style:font-size-asian="12pt" style:font-size-complex="12pt"/>
    </style:style>
    <style:style style:name="P63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60d54a" officeooo:paragraph-rsid="0060d54a" style:font-size-asian="12pt" style:font-size-complex="12pt"/>
    </style:style>
    <style:style style:name="P64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7af93" officeooo:paragraph-rsid="0057af93" style:font-size-asian="12pt" style:font-size-complex="12pt"/>
    </style:style>
    <style:style style:name="P65" style:family="paragraph" style:parent-style-name="TITLE_5f_AND_5f_BODY_7e_LT_7e_Titel" style:list-style-name="L1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rsid="005d08f6" officeooo:paragraph-rsid="006d3448" style:font-size-asian="12pt" style:font-size-complex="12pt"/>
    </style:style>
    <style:style style:name="P66" style:family="paragraph" style:parent-style-name="TITLE_5f_AND_5f_BODY_7e_LT_7e_Titel" style:list-style-name="L18">
      <style:text-properties style:font-name="Arial2" fo:font-size="12pt" fo:language="es" fo:country="CR" officeooo:paragraph-rsid="006eb96d" style:font-size-asian="12pt" style:font-size-complex="12pt"/>
    </style:style>
    <style:style style:name="P67" style:family="paragraph" style:parent-style-name="TITLE_5f_AND_5f_BODY_7e_LT_7e_Titel" style:list-style-name="L18">
      <style:text-properties style:font-name="Arial2" fo:font-size="12pt" fo:language="es" fo:country="CR" officeooo:rsid="0070f7a3" officeooo:paragraph-rsid="0070f7a3" style:font-size-asian="12pt" style:font-size-complex="12pt"/>
    </style:style>
    <style:style style:name="P68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fo:font-weight="normal" officeooo:rsid="005d998e" officeooo:paragraph-rsid="005d998e" style:font-size-asian="12pt" style:font-weight-asian="normal" style:font-size-complex="12pt" style:font-weight-complex="normal"/>
    </style:style>
    <style:style style:name="P69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style:font-size-asian="12pt" style:font-size-complex="12pt"/>
    </style:style>
    <style:style style:name="P70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57af93" style:font-size-asian="12pt" style:font-size-complex="12pt"/>
    </style:style>
    <style:style style:name="P71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6d3448" style:font-size-asian="12pt" style:font-size-complex="12pt"/>
    </style:style>
    <style:style style:name="P72" style:family="paragraph" style:parent-style-name="TITLE_5f_AND_5f_BODY_7e_LT_7e_Titel" style:list-style-name="L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62b2a2" officeooo:paragraph-rsid="0062b2a2" style:font-size-asian="12pt" style:font-size-complex="12pt"/>
    </style:style>
    <style:style style:name="P73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a17c6" style:font-size-asian="12pt" style:font-size-complex="12pt"/>
    </style:style>
    <style:style style:name="P74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a17c6" style:font-size-asian="12pt" style:font-size-complex="12pt"/>
    </style:style>
    <style:style style:name="P75" style:family="paragraph" style:parent-style-name="TITLE_5f_AND_5f_BODY_7e_LT_7e_Titel" style:list-style-name="L10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c9350" style:font-size-asian="12pt" style:font-size-complex="12pt"/>
    </style:style>
    <style:style style:name="P76" style:family="paragraph" style:parent-style-name="TITLE_5f_AND_5f_BODY_7e_LT_7e_Titel" style:list-style-name="L1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cb4e" officeooo:paragraph-rsid="004c9350" style:font-size-asian="12pt" style:font-size-complex="12pt"/>
    </style:style>
    <style:style style:name="P77" style:family="paragraph" style:parent-style-name="TITLE_5f_AND_5f_BODY_7e_LT_7e_Titel" style:list-style-name="L9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6378e8" officeooo:paragraph-rsid="006378e8" style:font-size-asian="12pt" style:font-size-complex="12pt"/>
    </style:style>
    <style:style style:name="P78" style:family="paragraph" style:parent-style-name="TITLE_5f_AND_5f_BODY_7e_LT_7e_Titel" style:list-style-name="L11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4915d0" officeooo:paragraph-rsid="004c9350" style:font-size-asian="12pt" style:font-size-complex="12pt"/>
    </style:style>
    <style:style style:name="P79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70f7a3" officeooo:paragraph-rsid="0070f7a3" style:font-size-asian="12pt" style:font-size-complex="12pt"/>
    </style:style>
    <style:style style:name="P80" style:family="paragraph" style:parent-style-name="TITLE_5f_AND_5f_BODY_7e_LT_7e_Titel" style:list-style-name="L1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70f7a3" officeooo:paragraph-rsid="0070f7a3" style:font-size-asian="12pt" style:font-size-complex="12pt"/>
    </style:style>
    <style:style style:name="P81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7af93" officeooo:paragraph-rsid="0057af93" style:font-size-asian="12pt" style:font-weight-asian="normal" style:font-size-complex="12pt" style:font-weight-complex="normal"/>
    </style:style>
    <style:style style:name="P82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7af93" officeooo:paragraph-rsid="0057af93" style:font-size-asian="12pt" style:font-weight-asian="normal" style:font-size-complex="12pt" style:font-weight-complex="normal"/>
    </style:style>
    <style:style style:name="P83" style:family="paragraph" style:parent-style-name="TITLE_5f_AND_5f_BODY_7e_LT_7e_Titel" style:list-style-name="L4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5d08f6" officeooo:paragraph-rsid="005d08f6" style:font-size-asian="12pt" style:font-weight-asian="normal" style:font-size-complex="12pt" style:font-weight-complex="normal"/>
    </style:style>
    <style:style style:name="P84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2b2a2" officeooo:paragraph-rsid="0062b2a2" style:font-size-asian="12pt" style:font-weight-asian="normal" style:font-size-complex="12pt" style:font-weight-complex="normal"/>
    </style:style>
    <style:style style:name="P85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2b2a2" officeooo:paragraph-rsid="006378e8" style:font-size-asian="12pt" style:font-weight-asian="normal" style:font-size-complex="12pt" style:font-weight-complex="normal"/>
    </style:style>
    <style:style style:name="P86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378e8" style:font-size-asian="12pt" style:font-weight-asian="normal" style:font-size-complex="12pt" style:font-weight-complex="normal"/>
    </style:style>
    <style:style style:name="P87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378e8" style:font-size-asian="12pt" style:font-weight-asian="normal" style:font-size-complex="12pt" style:font-weight-complex="normal"/>
    </style:style>
    <style:style style:name="P88" style:family="paragraph" style:parent-style-name="TITLE_5f_AND_5f_BODY_7e_LT_7e_Titel" style:list-style-name="L10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378e8" style:font-size-asian="12pt" style:font-weight-asian="normal" style:font-size-complex="12pt" style:font-weight-complex="normal"/>
    </style:style>
    <style:style style:name="P89" style:family="paragraph" style:parent-style-name="TITLE_5f_AND_5f_BODY_7e_LT_7e_Titel" style:list-style-name="L10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378e8" officeooo:paragraph-rsid="0068f835" style:font-size-asian="12pt" style:font-weight-asian="normal" style:font-size-complex="12pt" style:font-weight-complex="normal"/>
    </style:style>
    <style:style style:name="P90" style:family="paragraph" style:parent-style-name="TITLE_5f_AND_5f_BODY_7e_LT_7e_Titel" style:list-style-name="L1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9cb4e" officeooo:paragraph-rsid="004c9350" style:font-size-asian="12pt" style:font-weight-asian="normal" style:font-size-complex="12pt" style:font-weight-complex="normal"/>
    </style:style>
    <style:style style:name="P91" style:family="paragraph" style:parent-style-name="TITLE_5f_AND_5f_BODY_7e_LT_7e_Titel" style:list-style-name="L1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49cb4e" officeooo:paragraph-rsid="004c9350" style:font-size-asian="12pt" style:font-weight-asian="normal" style:font-size-complex="12pt" style:font-weight-complex="normal"/>
    </style:style>
    <style:style style:name="P92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1d0f0d" officeooo:paragraph-rsid="006d3448" style:font-size-asian="12pt" style:font-weight-asian="normal" style:font-size-complex="12pt" style:font-weight-complex="normal"/>
    </style:style>
    <style:style style:name="P93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6d3448" style:font-size-asian="12pt" style:font-weight-asian="normal" style:font-size-complex="12pt" style:font-weight-complex="normal"/>
    </style:style>
    <style:style style:name="P94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6eb96d" style:font-size-asian="12pt" style:font-weight-asian="normal" style:font-size-complex="12pt" style:font-weight-complex="normal"/>
    </style:style>
    <style:style style:name="P95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733a95" style:font-size-asian="12pt" style:font-weight-asian="normal" style:font-size-complex="12pt" style:font-weight-complex="normal"/>
    </style:style>
    <style:style style:name="P96" style:family="paragraph" style:parent-style-name="TITLE_5f_AND_5f_BODY_7e_LT_7e_Titel" style:list-style-name="L1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6d3448" officeooo:paragraph-rsid="006d3448" style:font-size-asian="12pt" style:font-weight-asian="normal" style:font-size-complex="12pt" style:font-weight-complex="normal"/>
    </style:style>
    <style:style style:name="P97" style:family="paragraph" style:parent-style-name="TITLE_5f_AND_5f_BODY_7e_LT_7e_Titel" style:list-style-name="L18">
      <style:text-properties fo:color="#000000" loext:opacity="100%" style:font-name="Arial2" fo:font-size="12pt" fo:language="es" fo:country="CR" fo:font-weight="normal" officeooo:rsid="006dc337" officeooo:paragraph-rsid="00722d1f" style:font-size-asian="12pt" style:font-weight-asian="normal" style:font-size-complex="12pt" style:font-weight-complex="normal"/>
    </style:style>
    <style:style style:name="P98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22d1f" officeooo:paragraph-rsid="00722d1f" style:font-size-asian="12pt" style:font-weight-asian="normal" style:font-size-complex="12pt" style:font-weight-complex="normal"/>
    </style:style>
    <style:style style:name="P99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22d1f" officeooo:paragraph-rsid="00743078" style:font-size-asian="12pt" style:font-weight-asian="normal" style:font-size-complex="12pt" style:font-weight-complex="normal"/>
    </style:style>
    <style:style style:name="P100" style:family="paragraph" style:parent-style-name="TITLE_5f_AND_5f_BODY_7e_LT_7e_Titel" style:list-style-name="L18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22d1f" officeooo:paragraph-rsid="00722d1f" style:font-size-asian="12pt" style:font-weight-asian="normal" style:font-size-complex="12pt" style:font-weight-complex="normal"/>
    </style:style>
    <style:style style:name="P101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33a95" officeooo:paragraph-rsid="00733a95" style:font-size-asian="12pt" style:font-weight-asian="normal" style:font-size-complex="12pt" style:font-weight-complex="normal"/>
    </style:style>
    <style:style style:name="P102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733a95" officeooo:paragraph-rsid="00743078" style:font-size-asian="12pt" style:font-weight-asian="normal" style:font-size-complex="12pt" style:font-weight-complex="normal"/>
    </style:style>
    <style:style style:name="P103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6d3448" style:font-size-asian="12pt" style:font-weight-asian="bold" style:font-size-complex="12pt" style:font-weight-complex="bold"/>
    </style:style>
    <style:style style:name="P104" style:family="paragraph" style:parent-style-name="TITLE_5f_AND_5f_BODY_7e_LT_7e_Titel">
      <style:text-properties fo:color="#000000" loext:opacity="100%" style:font-name="Arial2" fo:font-size="12pt" fo:language="es" fo:country="CR" fo:font-weight="bold" officeooo:paragraph-rsid="006d3448" style:font-size-asian="12pt" style:font-weight-asian="bold" style:font-size-complex="12pt" style:font-weight-complex="bold"/>
    </style:style>
    <style:style style:name="P105" style:family="paragraph" style:parent-style-name="TITLE_5f_AND_5f_BODY_7e_LT_7e_Titel" style:list-style-name="L11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officeooo:rsid="004915d0" officeooo:paragraph-rsid="004c9350" style:font-size-asian="12pt" style:font-size-complex="12pt"/>
    </style:style>
    <style:style style:name="P106" style:family="paragraph" style:parent-style-name="TITLE_5f_AND_5f_BODY_7e_LT_7e_Titel">
      <style:text-properties fo:color="#000000" loext:opacity="100%" style:font-name="Arial2" fo:language="es" fo:country="CR" officeooo:paragraph-rsid="006d3448"/>
    </style:style>
    <style:style style:name="P107" style:family="paragraph" style:parent-style-name="TITLE_5f_AND_5f_BODY_7e_LT_7e_Titel" style:list-style-name="L1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Liberation Sans1" fo:font-size="12pt" fo:language="es" fo:country="CR" officeooo:rsid="0049cb4e" officeooo:paragraph-rsid="004c9350" style:font-size-asian="12pt" style:font-size-complex="12pt"/>
    </style:style>
    <style:style style:name="P108" style:family="paragraph" style:parent-style-name="TITLE_5f_AND_5f_BODY_7e_LT_7e_Titel">
      <style:text-properties fo:color="#000000" loext:opacity="100%" fo:language="es" fo:country="CR" officeooo:paragraph-rsid="006d3448"/>
    </style:style>
    <style:style style:name="P109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officeooo:paragraph-rsid="0057af93"/>
    </style:style>
    <style:style style:name="P110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officeooo:paragraph-rsid="006d3448"/>
    </style:style>
    <style:style style:name="P111" style:family="paragraph" style:parent-style-name="TITLE_5f_AND_5f_BODY_7e_LT_7e_Titel" style:list-style-name="L1">
      <style:text-properties officeooo:rsid="006d3448" officeooo:paragraph-rsid="006d3448"/>
    </style:style>
    <style:style style:name="P112" style:family="paragraph">
      <style:text-properties officeooo:rsid="006d3448" officeooo:paragraph-rsid="006d3448"/>
    </style:style>
    <style:style style:name="P113" style:family="paragraph" style:parent-style-name="TITLE_5f_AND_5f_BODY_7e_LT_7e_Titel">
      <style:text-properties officeooo:rsid="006d3448" officeooo:paragraph-rsid="006d3448"/>
    </style:style>
    <style:style style:name="P114" style:family="paragraph" style:parent-style-name="TITLE_5f_AND_5f_BODY_7e_LT_7e_Titel" style:list-style-name="L1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style:font-name="Arial2" fo:font-size="12pt" officeooo:rsid="00743078" officeooo:paragraph-rsid="00743078" style:font-size-asian="12pt" style:font-size-complex="12pt"/>
    </style:style>
    <style:style style:name="P115" style:family="paragraph" style:parent-style-name="TITLE_5f_AND_5f_BODY_7e_LT_7e_Titel" style:list-style-name="L18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</style:tab-stops>
      </style:paragraph-properties>
      <style:text-properties style:font-name="Arial2" fo:font-size="12pt" fo:language="es" fo:country="CR" officeooo:paragraph-rsid="006eb96d" style:font-size-asian="12pt" style:font-size-complex="12pt"/>
    </style:style>
    <style:style style:name="P116" style:family="paragraph" style:parent-style-name="TITLE_5f_AND_5f_BODY_7e_LT_7e_Titel" style:list-style-name="L18">
      <style:text-properties style:font-name="Arial2" fo:font-size="12pt" fo:language="es" fo:country="CR" officeooo:paragraph-rsid="006d3448" style:font-size-asian="12pt" style:font-size-complex="12pt"/>
    </style:style>
    <style:style style:name="P117" style:family="paragraph" style:parent-style-name="TITLE_5f_AND_5f_BODY_7e_LT_7e_Titel" style:list-style-name="L18">
      <style:text-properties style:font-name="Arial2" fo:font-size="12pt" fo:language="es" fo:country="CR" officeooo:rsid="00733a95" officeooo:paragraph-rsid="00733a95" style:font-size-asian="12pt" style:font-size-complex="12pt"/>
    </style:style>
    <style:style style:name="P118" style:family="paragraph" style:parent-style-name="Text_20_body" style:list-style-name="L8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4915d0" officeooo:paragraph-rsid="004c9350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justify" style:justify-single-word="false"/>
      <style:text-properties fo:color="#000000" loext:opacity="100%" style:font-name="sans-serif" fo:language="es" fo:country="CR" fo:font-weight="normal" officeooo:rsid="004915d0" officeooo:paragraph-rsid="005130d1" style:font-weight-asian="normal" style:font-weight-complex="normal"/>
    </style:style>
    <style:style style:name="P120" style:family="paragraph" style:parent-style-name="Text_20_body">
      <style:paragraph-properties fo:text-align="justify" style:justify-single-word="false"/>
      <style:text-properties officeooo:paragraph-rsid="006b94f6"/>
    </style:style>
    <style:style style:name="P121" style:family="paragraph" style:parent-style-name="Text_20_body">
      <style:text-properties officeooo:paragraph-rsid="006d3448"/>
    </style:style>
    <style:style style:name="P122" style:family="paragraph" style:parent-style-name="Text_20_body">
      <style:text-properties fo:language="es" fo:country="CR" fo:font-weight="normal" officeooo:paragraph-rsid="006d3448" style:font-weight-asian="normal" style:font-weight-complex="normal"/>
    </style:style>
    <style:style style:name="P123" style:family="paragraph" style:parent-style-name="Text_20_body">
      <style:text-properties officeooo:paragraph-rsid="004f5455"/>
    </style:style>
    <style:style style:name="T1" style:family="text">
      <style:text-properties fo:font-weight="bold" officeooo:rsid="006b94f6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language="es" fo:country="CR"/>
    </style:style>
    <style:style style:name="T4" style:family="text">
      <style:text-properties fo:language="es" fo:country="CR" officeooo:rsid="001d0f0d"/>
    </style:style>
    <style:style style:name="T5" style:family="text">
      <style:text-properties fo:color="#000000" loext:opacity="100%" style:font-name="Arial2" fo:language="es" fo:country="CR"/>
    </style:style>
    <style:style style:name="T6" style:family="text">
      <style:text-properties fo:color="#000000" loext:opacity="100%" style:font-name="Arial2" fo:language="es" fo:country="CR" fo:font-weight="normal" officeooo:rsid="001d0f0d" style:font-weight-asian="normal" style:font-weight-complex="normal"/>
    </style:style>
    <style:style style:name="T7" style:family="text">
      <style:text-properties fo:color="#000000" loext:opacity="100%" style:font-name="Arial2" fo:language="es" fo:country="CR" fo:font-weight="normal" officeooo:rsid="0051fc32" style:font-weight-asian="normal" style:font-weight-complex="normal"/>
    </style:style>
    <style:style style:name="T8" style:family="text">
      <style:text-properties fo:color="#000000" loext:opacity="100%" style:font-name="Arial2" fo:language="es" fo:country="CR" fo:font-weight="normal" officeooo:rsid="004915d0" style:font-weight-asian="normal" style:font-weight-complex="normal"/>
    </style:style>
    <style:style style:name="T9" style:family="text">
      <style:text-properties fo:color="#000000" loext:opacity="100%" style:font-name="Arial2" fo:language="es" fo:country="CR" fo:font-weight="normal" officeooo:rsid="006d3448" style:font-weight-asian="normal" style:font-weight-complex="normal"/>
    </style:style>
    <style:style style:name="T10" style:family="text">
      <style:text-properties fo:color="#000000" loext:opacity="100%" style:font-name="Arial2" fo:language="es" fo:country="CR" fo:font-weight="bold" style:font-weight-asian="bold" style:font-weight-complex="bold"/>
    </style:style>
    <style:style style:name="T11" style:family="text">
      <style:text-properties fo:color="#000000" loext:opacity="100%" style:font-name="Arial2" fo:language="es" fo:country="CR" officeooo:rsid="006a1bf2"/>
    </style:style>
    <style:style style:name="T12" style:family="text">
      <style:text-properties fo:color="#000000" loext:opacity="100%" style:font-name="Arial2" fo:font-size="12pt" fo:language="es" fo:country="CR" fo:font-weight="normal" officeooo:rsid="0057af93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2" fo:font-size="12pt" fo:language="es" fo:country="CR" fo:font-weight="normal" officeooo:rsid="0051fc32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Arial2" fo:font-size="12pt" fo:language="es" fo:country="CR" fo:font-weight="normal" officeooo:rsid="006d3448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Arial2" fo:font-size="12pt" officeooo:rsid="00666fda" style:font-size-asian="12pt" style:font-size-complex="12pt"/>
    </style:style>
    <style:style style:name="T16" style:family="text">
      <style:text-properties fo:color="#000000" loext:opacity="100%" fo:language="es" fo:country="CR"/>
    </style:style>
    <style:style style:name="T17" style:family="text">
      <style:text-properties fo:color="#000000" loext:opacity="100%" fo:language="es" fo:country="CR" officeooo:rsid="004c9350"/>
    </style:style>
    <style:style style:name="T18" style:family="text">
      <style:text-properties fo:color="#000000" loext:opacity="100%" fo:language="es" fo:country="CR" officeooo:rsid="004f5455"/>
    </style:style>
    <style:style style:name="T19" style:family="text">
      <style:text-properties fo:color="#000000" loext:opacity="100%" fo:language="es" fo:country="CR" officeooo:rsid="006b94f6"/>
    </style:style>
    <style:style style:name="T20" style:family="text">
      <style:text-properties fo:color="#000000" loext:opacity="100%" fo:language="es" fo:country="CR" fo:font-weight="bold" officeooo:rsid="006b94f6" style:font-weight-asian="bold" style:font-weight-complex="bold"/>
    </style:style>
    <style:style style:name="T21" style:family="text">
      <style:text-properties fo:color="#000000" loext:opacity="100%" fo:language="es" fo:country="CR" fo:font-weight="bold" officeooo:rsid="004c9350" style:font-weight-asian="bold" style:font-weight-complex="bold"/>
    </style:style>
    <style:style style:name="T22" style:family="text">
      <style:text-properties fo:color="#000000" loext:opacity="100%" fo:language="es" fo:country="CR" officeooo:rsid="006d3448"/>
    </style:style>
    <style:style style:name="T23" style:family="text">
      <style:text-properties fo:color="#000000" loext:opacity="100%" style:font-name="sans-serif" fo:language="es" fo:country="CR" fo:font-weight="normal" officeooo:rsid="001d0f0d" style:font-weight-asian="normal" style:font-weight-complex="normal"/>
    </style:style>
    <style:style style:name="T24" style:family="text">
      <style:text-properties fo:color="#000000" loext:opacity="100%" style:font-name="sans-serif" fo:language="es" fo:country="CR" fo:font-weight="normal" officeooo:rsid="004915d0" style:font-weight-asian="normal" style:font-weight-complex="normal"/>
    </style:style>
    <style:style style:name="T25" style:family="text">
      <style:text-properties fo:color="#000000" loext:opacity="100%" style:font-name="sans-serif" fo:language="es" fo:country="CR" fo:font-weight="bold" officeooo:rsid="006b94f6" style:font-weight-asian="bold" style:font-weight-complex="bold"/>
    </style:style>
    <style:style style:name="T26" style:family="text">
      <style:text-properties fo:color="#000000" loext:opacity="100%" style:font-name="sans-serif" fo:font-size="12pt" officeooo:rsid="00666fda" style:font-size-asian="12pt" style:font-size-complex="12pt"/>
    </style:style>
    <style:style style:name="T27" style:family="text">
      <style:text-properties fo:color="#000000" loext:opacity="100%" style:font-name="sans-serif" fo:font-weight="normal" officeooo:rsid="004915d0" style:font-weight-asian="normal" style:font-weight-complex="normal"/>
    </style:style>
    <style:style style:name="T28" style:family="text">
      <style:text-properties fo:color="#000000" loext:opacity="100%" style:font-name="sans-serif" fo:font-weight="normal" officeooo:rsid="006b94f6" style:font-weight-asian="normal" style:font-weight-complex="normal"/>
    </style:style>
    <style:style style:name="T29" style:family="text">
      <style:text-properties fo:color="#000000" loext:opacity="100%" style:font-name="sans-serif" officeooo:rsid="006b94f6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color="#000000" loext:opacity="100%" fo:font-weight="normal" officeooo:rsid="005b201e" style:font-weight-asian="normal" style:font-weight-complex="normal"/>
    </style:style>
    <style:style style:name="T32" style:family="text">
      <style:text-properties fo:color="#000000" loext:opacity="100%" fo:font-weight="normal" officeooo:rsid="006eb96d" style:font-weight-asian="normal" style:font-weight-complex="normal"/>
    </style:style>
    <style:style style:name="T33" style:family="text">
      <style:text-properties fo:color="#000000" loext:opacity="100%" fo:font-weight="normal" officeooo:rsid="006d3448" style:font-weight-asian="normal" style:font-weight-complex="normal"/>
    </style:style>
    <style:style style:name="T34" style:family="text">
      <style:text-properties fo:color="#000000" loext:opacity="100%" officeooo:rsid="006b94f6"/>
    </style:style>
    <style:style style:name="T35" style:family="text">
      <style:text-properties fo:color="#000000" loext:opacity="100%" fo:font-size="12pt" fo:language="es" fo:country="CR" fo:font-weight="normal" officeooo:rsid="006d3448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Arial2" fo:font-size="12pt" fo:language="es" fo:country="CR" fo:font-weight="normal" officeooo:rsid="006d3448" style:font-size-asian="12pt" style:font-weight-asian="normal" style:font-size-complex="12pt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4915d0" style:font-size-asian="12pt" style:font-size-complex="12pt"/>
    </style:style>
    <style:style style:name="T39" style:family="text">
      <style:text-properties officeooo:rsid="004915d0"/>
    </style:style>
    <style:style style:name="T40" style:family="text">
      <style:text-properties style:font-name="sans-serif"/>
    </style:style>
    <style:style style:name="T41" style:family="text">
      <style:text-properties style:font-name="sans-serif" fo:font-size="12pt" officeooo:rsid="004915d0" style:font-size-asian="12pt" style:font-size-complex="12pt"/>
    </style:style>
    <style:style style:name="T42" style:family="text">
      <style:text-properties style:font-name="sans-serif" fo:font-size="12pt" fo:language="es" fo:country="CR" officeooo:rsid="0051fc32" style:font-size-asian="12pt" style:font-size-complex="12pt"/>
    </style:style>
    <style:style style:name="T43" style:family="text">
      <style:text-properties style:font-name="sans-serif" fo:font-size="12pt" fo:language="es" fo:country="CR" officeooo:rsid="006d3448" style:font-size-asian="12pt" style:font-size-complex="12pt"/>
    </style:style>
    <style:style style:name="T44" style:family="text">
      <style:text-properties style:font-name="sans-serif" officeooo:rsid="001d0f0d"/>
    </style:style>
    <style:style style:name="T45" style:family="text">
      <style:text-properties style:font-name="sans-serif" officeooo:rsid="006eb96d"/>
    </style:style>
    <style:style style:name="T46" style:family="text">
      <style:text-properties style:font-name="sans-serif" officeooo:rsid="00706eb9"/>
    </style:style>
    <style:style style:name="T47" style:family="text">
      <style:text-properties style:font-name="Liberation Sans1" fo:language="es" fo:country="CR"/>
    </style:style>
    <style:style style:name="T48" style:family="text">
      <style:text-properties style:font-name="Liberation Sans1" fo:language="es" fo:country="CR" officeooo:rsid="004c9350"/>
    </style:style>
    <style:style style:name="T49" style:family="text">
      <style:text-properties officeooo:rsid="004f5455"/>
    </style:style>
    <style:style style:name="T50" style:family="text">
      <style:text-properties officeooo:rsid="001d0f0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57af93" style:font-weight-asian="normal" style:font-weight-complex="normal"/>
    </style:style>
    <style:style style:name="T53" style:family="text">
      <style:text-properties fo:font-weight="normal" officeooo:rsid="0059f07d" style:font-weight-asian="normal" style:font-weight-complex="normal"/>
    </style:style>
    <style:style style:name="T54" style:family="text">
      <style:text-properties fo:font-weight="normal" officeooo:rsid="005d08f6" style:font-weight-asian="normal" style:font-weight-complex="normal"/>
    </style:style>
    <style:style style:name="T55" style:family="text">
      <style:text-properties fo:font-weight="normal" officeooo:rsid="005d998e" style:font-weight-asian="normal" style:font-weight-complex="normal"/>
    </style:style>
    <style:style style:name="T56" style:family="text">
      <style:text-properties fo:font-weight="normal" officeooo:rsid="005e2729" style:font-weight-asian="normal" style:font-weight-complex="normal"/>
    </style:style>
    <style:style style:name="T57" style:family="text">
      <style:text-properties fo:font-weight="normal" officeooo:rsid="005af7c0" style:font-weight-asian="normal" style:font-weight-complex="normal"/>
    </style:style>
    <style:style style:name="T58" style:family="text">
      <style:text-properties fo:font-weight="normal" officeooo:rsid="006246fd" style:font-weight-asian="normal" style:font-weight-complex="normal"/>
    </style:style>
    <style:style style:name="T59" style:family="text">
      <style:text-properties fo:font-weight="normal" officeooo:rsid="00722d1f" style:font-weight-asian="normal" style:font-weight-complex="normal"/>
    </style:style>
    <style:style style:name="T60" style:family="text">
      <style:text-properties fo:font-weight="normal" officeooo:rsid="00743078" style:font-weight-asian="normal" style:font-weight-complex="normal"/>
    </style:style>
    <style:style style:name="T61" style:family="text">
      <style:text-properties officeooo:rsid="006378e8"/>
    </style:style>
    <style:style style:name="T62" style:family="text">
      <style:text-properties officeooo:rsid="006b94f6"/>
    </style:style>
    <style:style style:name="T63" style:family="text">
      <style:text-properties style:font-name="Arial2" fo:font-size="12pt" fo:language="es" fo:country="CR" style:font-size-asian="12pt" style:font-size-complex="12pt"/>
    </style:style>
    <style:style style:name="T64" style:family="text">
      <style:text-properties style:font-name="Arial2" fo:font-size="12pt" fo:language="es" fo:country="CR" officeooo:rsid="0051fc32" style:font-size-asian="12pt" style:font-size-complex="12pt"/>
    </style:style>
    <style:style style:name="T65" style:family="text">
      <style:text-properties style:font-name="Arial2" fo:font-size="12pt" fo:language="es" fo:country="CR" officeooo:rsid="006d3448" style:font-size-asian="12pt" style:font-size-complex="12pt"/>
    </style:style>
    <style:style style:name="T66" style:family="text">
      <style:text-properties officeooo:rsid="006dc337"/>
    </style:style>
    <style:style style:name="T67" style:family="text">
      <style:text-properties style:font-name="Arial2" fo:font-size="12pt" style:font-size-asian="12pt" style:font-size-complex="12pt"/>
    </style:style>
    <style:style style:name="T68" style:family="text">
      <style:text-properties officeooo:rsid="00722d1f"/>
    </style:style>
    <style:style style:name="T69" style:family="text">
      <style:text-properties officeooo:rsid="00723f7d"/>
    </style:style>
    <style:style style:name="T70" style:family="text">
      <style:text-properties officeooo:rsid="00733a95"/>
    </style:style>
    <style:style style:name="T71" style:family="text">
      <style:text-properties officeooo:rsid="007430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3">Tarea</text:span> <text:span text:style-name="T39">#</text:span><text:span text:style-name="T62">5</text:span></text:p>
      <text:p text:style-name="P4"/>
      <text:p text:style-name="P40"><text:span text:style-name="Strong_20_Emphasis"><text:span text:style-name="T5">Curso:</text:span></text:span><text:span text:style-name="T5"> Programación con Python Nivel 1.</text:span></text:p>
      <text:p text:style-name="P41"><text:span text:style-name="Strong_20_Emphasis"><text:span text:style-name="T5">Instructor:</text:span></text:span><text:span text:style-name="T5"> Arturo Zamora (I-2023).</text:span></text:p>
      <text:p text:style-name="P42"><text:span text:style-name="Strong_20_Emphasis"><text:span text:style-name="T5">Estudiante:</text:span></text:span><text:span text:style-name="T5"> Luis Andrés Sánchez Núñez.</text:span></text:p>
      <text:p text:style-name="P44"><text:span text:style-name="T5">Link de Tarea </text:span><text:span text:style-name="T11">4</text:span><text:span text:style-name="T5">: </text:span></text:p>
      <text:p text:style-name="P2"><text:line-break/><text:span text:style-name="T2">Instrucciones generales:</text:span></text:p>
      <text:p text:style-name="P120"><text:span text:style-name="T10"><text:line-break/></text:span><text:span text:style-name="T24">El código de la tarea se debe subir en GitHub, debe crear una carpeta específica</text:span><text:span text:style-name="T8"><text:line-break/></text:span><text:span text:style-name="T24">para la entrega. Debe estar tanto el código como la documentación en la misma</text:span><text:span text:style-name="T8"><text:line-break/></text:span><text:span text:style-name="T24">carpeta.</text:span><text:span text:style-name="T8"> </text:span></text:p>
      <text:h text:style-name="P48" text:outline-level="1">Parte <text:span text:style-name="T49">1 </text:span><text:span text:style-name="T62">(10%)</text:span>. <text:span text:style-name="T1">Desarrollo de Aplicación</text:span></text:h>
      <text:p text:style-name="P123"><text:span text:style-name="T20"/></text:p>
      <text:h text:style-name="P52" text:outline-level="3"><text:span text:style-name="T21">Ejercicio</text:span><text:span text:style-name="T20"> </text:span><text:span text:style-name="T21">1</text:span></text:h>
      <text:p text:style-name="P119">Debe crear una aplicación que permita jugar el juego de cartas conocido como<text:line-break/>blackjack o 21. La aplicación debe cumplir con los siguientes requerimientos: <text:s/></text:p>
      <text:list xml:id="list1692989380" text:style-name="L14">
        <text:list-item>
          <text:p text:style-name="P54"><text:span text:style-name="T24">Permitir jugar una partida completa de blackjack de un jugador contra la<text:line-break/>computadora o dos jugadores contra la computadora. Para la partida se<text:line-break/>utilizará un único mazo (deck) de 52 cartas. Referencia para las reglas del<text:line-break/>juego: </text:span><text:a xlink:type="simple" xlink:href="https://www.casino.org/es/blackjack/como-jugar/" text:style-name="Internet_20_link" text:visited-style-name="Visited_20_Internet_20_Link">https://www.casino.org/es/blackjack/como-jugar/</text:a></text:p>
          <text:p text:style-name="P54"><text:span text:style-name="T24"/></text:p>
        </text:list-item>
        <text:list-item>
          <text:p text:style-name="P55"><text:span text:style-name="T27">El juego se debe desarrollar en su totalidad en la consola o terminal. En cada<text:line-break/>turno se deben desplegar lo siguientes datos:<text:line-break/></text:span></text:p>
          <text:p text:style-name="P55"><text:span text:style-name="T27">a. Mano de la casa o dealer: se deben desplegar las cartas que tiene la<text:line-break/>casa, una escondida y las demás abiertas. Usted puede decidir como<text:line-break/>representar las cartas, solamente debe utilizar los símbolos unicode de<text:line-break/>cada palo (bastos, diamantes u oros, flores o cruces y corazones).</text:span></text:p>
          <text:p text:style-name="P55"><text:span text:style-name="T27"><text:line-break/>b. Mano de cada jugador (hasta 2 jugadores): mismos requerimientos del<text:line-break/>punto anterior.</text:span></text:p>
          <text:p text:style-name="P55"><text:span text:style-name="T27"><text:line-break/>c. Estado de cada jugador: se debe desplegar si un jugador sigue en<text:line-break/>juego, si ganó o perdió.</text:span></text:p>
          <text:p text:style-name="P55"><text:soft-page-break/><text:span text:style-name="T27"><text:line-break/>d. Estado del juego: Se debe desplegar el estado general del juego: en<text:line-break/>juego o terminado por ejemplo.</text:span></text:p>
          <text:p text:style-name="P55"><text:span text:style-name="T27"/></text:p>
        </text:list-item>
        <text:list-item>
          <text:p text:style-name="P55"><text:span text:style-name="T27">El juego debe tener un menú en el que existan por lo menos las siguientes<text:line-break/>opciones. Puede crear otras opciones si lo considera necesario:<text:line-break/>a. Al inicio del juego se debe seleccionar un usuario o crear uno nuevo.<text:line-break/>b. Nuevo juego: inicia un juego nuevo con el usuario seleccionado.<text:line-break/>c. Estadísticas: muestra las estadísticas del usuario seleccionado. Estas<text:line-break/>estadísticas deben ser por lo menos los resultados de los últimos 5<text:line-break/>juegos del usuario.<text:line-break/>d. Salir.</text:span></text:p>
        </text:list-item>
        <text:list-item>
          <text:p text:style-name="P55"><text:span text:style-name="T27">Cuando se inicia un nuevo juego, la aplicación debe llevar al usuario por<text:line-break/>todas las etapas del juego. Esto incluye la repartición inicial de cartas, que el<text:line-break/>o los usuarios (1 o 2) pidan más cartas o paren y que la casa juegue.</text:span></text:p>
          <text:p text:style-name="P55"><text:span text:style-name="T28"/></text:p>
        </text:list-item>
        <text:list-item>
          <text:p text:style-name="P55"><text:span text:style-name="T40">La</text:span> <text:span text:style-name="T40">casa,</text:span> <text:span text:style-name="T40">al</text:span> <text:span text:style-name="T40">ser</text:span> <text:span text:style-name="T40">manejada</text:span> <text:span text:style-name="T40">por</text:span> <text:span text:style-name="T40">la</text:span> <text:span text:style-name="T40">computadora, debe seguir una lógica</text:span><text:line-break/><text:span text:style-name="T40">predeterminada, por ejemplo que siempre pida carta si su mano suma menos</text:span><text:line-break/><text:span text:style-name="T40">de 19.</text:span></text:p>
          <text:p text:style-name="P55"><text:span text:style-name="T40"/></text:p>
        </text:list-item>
        <text:list-item>
          <text:p text:style-name="P55"><text:span text:style-name="T40">De forma OPCIONAL puede implementar algunas de las manos especiales</text:span><text:line-break/><text:span text:style-name="T40">del 21 como tres sietes, cinco menores,</text:span> <text:span text:style-name="T40">blackjack, etc.</text:span></text:p>
          <text:p text:style-name="P55"><text:span text:style-name="T40"/></text:p>
        </text:list-item>
        <text:list-item>
          <text:p text:style-name="P55"><text:span text:style-name="T40">El juego debe almacenar los datos del usuario y las estadísticas en archivos</text:span><text:line-break/><text:span text:style-name="T40">de texto que serán creados por la aplicación. Usted puede decidir cuántos</text:span><text:line-break/><text:span text:style-name="T40">archivos de texto crear para lograr los resultados especificados en estos</text:span><text:line-break/><text:span text:style-name="T40">requerimientos.</text:span></text:p>
          <text:p text:style-name="P55"/>
        </text:list-item>
        <text:list-item>
          <text:p text:style-name="P55"><text:span text:style-name="T40">El código debe estar organizado en módulos y en clases. Se deben utilizar</text:span><text:line-break/><text:span text:style-name="T40">los conocimientos adquiridos sobre programación orientada a objetos (OOP).</text:span><text:line-break/><text:span text:style-name="T40">Usted</text:span> <text:span text:style-name="T40">debe</text:span> <text:span text:style-name="T40">decidir</text:span> <text:span text:style-name="T40">cuáles</text:span> <text:span text:style-name="T40">clases</text:span> <text:span text:style-name="T40">necesita</text:span> <text:span text:style-name="T40">crear</text:span> <text:span text:style-name="T40">para</text:span> <text:span text:style-name="T40">representar</text:span> <text:span text:style-name="T40">los</text:span><text:line-break/><text:span text:style-name="T40">elementos</text:span> <text:span text:style-name="T40">del</text:span> <text:span text:style-name="T40">juego.</text:span> <text:span text:style-name="T40">Referencia</text:span> <text:span text:style-name="T40">sobre</text:span> <text:span text:style-name="T40">diseño</text:span> <text:span text:style-name="T40">orientado</text:span> <text:span text:style-name="T40">a</text:span> <text:span text:style-name="T40">objetos: </text:span></text:p>
          <text:p text:style-name="P55"><text:span text:style-name="T40"/></text:p>
          <text:p text:style-name="P55"><text:a xlink:type="simple" xlink:href="https://en.wikipedia.org/wiki/Object-oriented_design" text:style-name="Internet_20_link" text:visited-style-name="Visited_20_Internet_20_Link">https://en.wikipedia.org/wiki/Object-oriented_design</text:a></text:p>
        </text:list-item>
      </text:list>
      <text:p text:style-name="P53"><text:span text:style-name="T17"/></text:p>
      <text:p text:style-name="P53"><text:span text:style-name="T17"/></text:p>
      <text:p text:style-name="P106">Paso 1: Entender el problema</text:p>
      <text:p text:style-name="P103"/>
      <text:list xml:id="list3424420082" text:style-name="L1">
        <text:list-item>
          <text:p text:style-name="P57"><text:span text:style-name="T43">C</text:span><text:span text:style-name="T42">rear una aplicación que permita jugar el juego de cartas conocido como</text:span><text:span text:style-name="T64"><text:line-break/></text:span><text:span text:style-name="T42">blackjack</text:span><text:span text:style-name="T64"> </text:span><text:span text:style-name="T42">o 21.</text:span><text:span text:style-name="T64"> <text:s/></text:span><text:span text:style-name="T65">Los requerimientos antes mencionados deben de cumplirse.El objectivo del juego BlackJack es derrotar a la banca/casa.</text:span></text:p>
        </text:list-item>
        <text:list-item>
          <text:p text:style-name="P111"><text:span text:style-name="T63">El objetivo es tener una mano que puntue mas alto que la mano de la banca, pero que no supere mas de 21</text:span></text:p>
        </text:list-item>
        <text:list-item>
          <text:p text:style-name="P111"><text:span text:style-name="T63">Cuando la mano de algun jugador llegue a mas de 21 esto se llama bancarrota y el jugar queda fuera de la partida </text:span></text:p>
        </text:list-item>
      </text:list>
      <text:p text:style-name="P113"><text:span text:style-name="T63"/></text:p>
      <text:p text:style-name="P113"><text:span text:style-name="T63"/></text:p>
      <text:p text:style-name="P92"/>
      <text:p text:style-name="P106"><text:soft-page-break/>Paso 2: Planear</text:p>
      <text:p text:style-name="P104"/>
      <text:list xml:id="list1950179908" text:style-name="L18">
        <text:list-item>
          <text:p text:style-name="P97"><text:span text:style-name="T68">D</text:span><text:span text:style-name="T33">efinir el tamaño del deck (mazo), son 52 cartas.</text:span></text:p>
        </text:list-item>
        <text:list-item>
          <text:p text:style-name="P116"><text:span text:style-name="T33">Definir valor de las cartas. </text:span>Las cartas del 2 al 10 tienen un valor correspondiente al número impreso.</text:p>
        </text:list-item>
        <text:list-item>
          <text:p text:style-name="P117">Crear lista con la mano (cartas) de los jugadores.</text:p>
        </text:list-item>
        <text:list-item>
          <text:p text:style-name="P96"><text:span text:style-name="T68">Definir valor de </text:span>jota, reina, rey, <text:span text:style-name="T68">t</text:span>ienen un valor de 10.</text:p>
        </text:list-item>
        <text:list-item>
          <text:p text:style-name="P96">As tienen un valor de 1 o 11.</text:p>
        </text:list-item>
        <text:list-item>
          <text:p text:style-name="P100">Definir las manos especiales </text:p>
        </text:list-item>
        <text:list-item>
          <text:p text:style-name="P115"><text:span text:style-name="T32">Representar la cartas con </text:span>símbolos unicode de<text:line-break/>cada palo (bastos, diamantes u oros, flores o cruces y corazones).</text:p>
        </text:list-item>
        <text:list-item>
          <text:p text:style-name="P66"><text:span text:style-name="T32">Jugar con al menos dos jugadores. </text:span></text:p>
        </text:list-item>
        <text:list-item>
          <text:p text:style-name="P67"><text:span text:style-name="T30">*</text:span><text:span text:style-name="T32">C</text:span><text:span text:style-name="T30">rear un Menú con una lista de usuarios y seleccionar con el que desea jugar.</text:span></text:p>
        </text:list-item>
        <text:list-item>
          <text:p text:style-name="P80"><text:span text:style-name="T30">Seleccione un nuevo usuario, muestre las estadísticas (llamar al file con las estadísticas del usuario), <text:s/>mostrar la opción de iniciar nuevo juego o mostrar estadísticas del jugador seleccionado.</text:span></text:p>
        </text:list-item>
        <text:list-item>
          <text:p text:style-name="P115"><text:span text:style-name="T40">Al inicio del juego se debe seleccionar un usuario o crear uno nuevo.</text:span></text:p>
        </text:list-item>
        <text:list-item>
          <text:p text:style-name="P115"><text:span text:style-name="T40">Nuevo juego: inicia un juego nuevo con el usuario seleccionado.</text:span></text:p>
        </text:list-item>
        <text:list-item>
          <text:p text:style-name="P115"><text:span text:style-name="T46">Mostrar </text:span><text:span text:style-name="T40">Estadísticas: muestra las estadísticas del usuario seleccionado. Estas</text:span><text:line-break/><text:span text:style-name="T40">estadísticas deben ser por lo menos los resultados de los últimos 5</text:span><text:line-break/><text:span text:style-name="T40">juegos del usuario.</text:span> </text:p>
        </text:list-item>
      </text:list>
      <text:list xml:id="list2329256512" text:style-name="L15">
        <text:list-item>
          <text:p text:style-name="P93">Cada jugador deber recibir dos cartas boca arriba (mostrar)</text:p>
        </text:list-item>
        <text:list-item>
          <text:p text:style-name="P93">La banca/<text:span text:style-name="T66">casa</text:span> recibirá 2 cartas, solo una boca arriba (mostrar)</text:p>
        </text:list-item>
        <text:list-item>
          <text:p text:style-name="P101">se reparte primero una carta a todos los jugadores, la casa recibe una boca arriba, </text:p>
        </text:list-item>
        <text:list-item>
          <text:p text:style-name="P101">luego se reparte una segunda carta.</text:p>
        </text:list-item>
        <text:list-item>
          <text:p text:style-name="P102">Si la carta de la casa boca arriba es un 10 o As mostrar la carta boca abajo a ver si es un natural /blackjack</text:p>
        </text:list-item>
        <text:list-item>
          <text:p text:style-name="P102">Si la carta boca arriba no es un diez o un as, no miran la carta boca abajo hasta que sea el turno de la banca. </text:p>
        </text:list-item>
        <text:list-item>
          <text:p text:style-name="P93">si la mano de algún jugador suma 21 el jugador gana</text:p>
        </text:list-item>
        <text:list-item>
          <text:p text:style-name="P93">si la mano es As y algún 10 es un gane (Blackjack). Cualquier jota, reina, rey <text:span text:style-name="T69">o</text:span> diez.</text:p>
        </text:list-item>
        <text:list-item>
          <text:p text:style-name="P93">si la mano de algún jugador suma mas de 22 el jugador perdió.</text:p>
        </text:list-item>
        <text:list-item>
          <text:p text:style-name="P102">Si un jugador tiene 3 sietes (7+7+7=21) <text:span text:style-name="T71">gana pero debe comparar el total contra el de la casa o otro jugador</text:span>.</text:p>
        </text:list-item>
        <text:list-item>
          <text:p text:style-name="P110"><text:span text:style-name="T14">Si casa tiene 21 y otro jugador también es un empate.</text:span></text:p>
        </text:list-item>
        <text:list-item>
          <text:p text:style-name="P98"/>
        </text:list-item>
        <text:list-item>
          <text:p text:style-name="P95">si alguna carta es As <text:span text:style-name="T70">en la mano de el jugador</text:span>, Preguntar si quiere que valga 1 <text:span text:style-name="T66">o</text:span> 11.</text:p>
        </text:list-item>
        <text:list-item>
          <text:p text:style-name="P95"><text:span text:style-name="Strong_20_Emphasis">Cuando el crupier ha servido a todos los jugadores, se da la vuelta a la carta boca abajo del crupier.</text:span></text:p>
        </text:list-item>
        <text:list-item>
          <text:p text:style-name="P95"><text:span text:style-name="Strong_20_Emphasis">El crupier debe seguir tomando cartas hasta que el total sea 1</text:span><text:span text:style-name="Strong_20_Emphasis"><text:span text:style-name="T71">9</text:span></text:span><text:span text:style-name="Strong_20_Emphasis"> o más, momento en el que debe plantarse. </text:span></text:p>
        </text:list-item>
        <text:list-item>
          <text:p text:style-name="P99"><text:span text:style-name="Strong_20_Emphasis"><text:span text:style-name="T51">Si la casa suma una mano de menos de 19 siempre tiene que pedir una carta.</text:span></text:span></text:p>
        </text:list-item>
        <text:list-item>
          <text:p text:style-name="P99"><text:span text:style-name="Strong_20_Emphasis"><text:span text:style-name="T51">Si la banca tiene un as y contarlo como 11 haría que el total fuera 1</text:span></text:span><text:span text:style-name="Strong_20_Emphasis"><text:span text:style-name="T60">9</text:span></text:span><text:span text:style-name="Strong_20_Emphasis"><text:span text:style-name="T51"> o más</text:span></text:span><text:span text:style-name="Strong_20_Emphasis"> (pero no más de 21), </text:span><text:span text:style-name="Strong_20_Emphasis"><text:span text:style-name="T51">la banca debe contar el as como 11 y plantarse. </text:span></text:span></text:p>
        </text:list-item>
        <text:list-item>
          <text:p text:style-name="P110"><text:span text:style-name="T14">Cualquier otra cosa, se procede a preguntarle a los usuarios si desean tomar una carta, plantarse. </text:span><text:span text:style-name="Strong_20_Emphasis"><text:span text:style-name="T67">«plantarse»</text:span></text:span><text:span text:style-name="T67"> </text:span><text:span text:style-name="Strong_20_Emphasis"><text:span text:style-name="T67">(no pedir otra carta)</text:span></text:span><text:span text:style-name="T67"> </text:span><text:span text:style-name="Strong_20_Emphasis"><text:span text:style-name="T67">o «pedir» </text:span></text:span><text:span text:style-name="T67">(pedir otra carta en un intento de acercarse a la cuenta de 21, o incluso llegar exactamente a 21).</text:span></text:p>
        </text:list-item>
        <text:list-item>
          <text:p text:style-name="P114">Si se pasa de 21 perdio.</text:p>
        </text:list-item>
        <text:list-item>
          <text:p text:style-name="P93"><text:soft-page-break/>Cuando se haya terminado de hacer esto con todos los jugadores la casa completara su mano.</text:p>
        </text:list-item>
        <text:list-item>
          <text:p text:style-name="P94"><text:span text:style-name="T45">Mostrar el E</text:span><text:span text:style-name="T40">stado de cada jugador: se debe desplegar si un jugador sigue en</text:span><text:line-break/><text:span text:style-name="T40">juego, si ganó o perdió.</text:span></text:p>
        </text:list-item>
        <text:list-item>
          <text:p text:style-name="P94"><text:span text:style-name="T40">Estado del juego: Se debe desplegar el estado general del juego: en</text:span><text:line-break/><text:span text:style-name="T40">juego o terminado por ejemplo.</text:span> </text:p>
        </text:list-item>
      </text:list>
      <text:p text:style-name="P71"/>
      <text:p text:style-name="P79"/>
      <text:p text:style-name="P71"/>
      <text:p text:style-name="P108">Paso 3: Dividir y conquistar</text:p>
      <text:p text:style-name="P71"/>
      <text:list text:style-name="L17">
        <text:list-item>
          <text:p text:style-name="P65"><text:span text:style-name="T30">.</text:span></text:p>
        </text:list-item>
      </text:list>
      <text:h text:style-name="P49" text:outline-level="1"><text:span text:style-name="T16">Parte </text:span><text:span text:style-name="T22">2</text:span><text:span text:style-name="T18"> </text:span><text:span text:style-name="T19">(10%)</text:span><text:span text:style-name="T16">. </text:span><text:span text:style-name="T25">Documentación interna y externa</text:span><text:span text:style-name="T20"> </text:span></text:h>
      <text:p text:style-name="P121"><text:span text:style-name="T20"/></text:p>
      <text:p text:style-name="P122"><text:span text:style-name="T29">La segunda parte de la tarea consiste en crear documentación interna del proyecto</text:span><text:span text:style-name="T34"><text:line-break/></text:span><text:span text:style-name="T29">(a través de comentarios) y documentación externa en un archivo de</text:span><text:span text:style-name="T34"> </text:span><text:span text:style-name="T29">markdown.</text:span><text:span text:style-name="T34"><text:line-break/></text:span><text:span text:style-name="T29">Referencia</text:span><text:span text:style-name="T34"> </text:span><text:span text:style-name="T29">sobre</text:span><text:span text:style-name="T34"> </text:span><text:span text:style-name="T29">tipos</text:span><text:span text:style-name="T34"> </text:span><text:span text:style-name="T29">de</text:span><text:span text:style-name="T34"> </text:span><text:span text:style-name="T29">documentación:</text:span></text:p>
      <text:p text:style-name="P122"><text:span text:style-name="T34"><text:line-break/></text:span><text:span text:style-name="T29">http://www.cs.ecu.edu/karl/3300/spr16/Notes/Documentation/documentation.html#:~:</text:span><text:span text:style-name="T34"><text:line-break/></text:span><text:span text:style-name="T29">text=External%20documentation%20is%20written%20in,for%20users%20of%20an%</text:span><text:span text:style-name="T34"><text:line-break/></text:span><text:span text:style-name="T29">20application.</text:span></text:p>
      <text:p text:style-name="P122"><text:span text:style-name="T34"><text:line-break/></text:span><text:span text:style-name="T29">La documentación interna debe ser clara y concisa, solamente debe describir qué</text:span><text:span text:style-name="T34"><text:line-break/></text:span><text:span text:style-name="T29">hacen los diferentes bloques de su código. La documentación externa debe explicar</text:span><text:span text:style-name="T34"><text:line-break/></text:span><text:span text:style-name="T29">con detalle el proceso de diseño así como la implementación. Aquí un documento</text:span><text:span text:style-name="T34"><text:line-break/></text:span><text:span text:style-name="T29">para leer más al respecto: https://document360.com/blog/technical-documentation/</text:span><text:span text:style-name="T34"><text:line-break/></text:span><text:span text:style-name="T29">La documentación externa se debe hacer en</text:span><text:span text:style-name="T34"> </text:span><text:span text:style-name="T29">markdown.</text:span><text:span text:style-name="T34"> </text:span><text:span text:style-name="T29">Es decir, debe incluir en su</text:span><text:span text:style-name="T34"><text:line-break/></text:span><text:span text:style-name="T29">repositorio de GitHub uno o varios archivos .md. Aquí una referencia al</text:span><text:span text:style-name="T34"> </text:span><text:span text:style-name="T29">markdown:</text:span><text:span text:style-name="T34"><text:line-break/></text:span><text:span text:style-name="T29">https://www.markdownguide.org/basic-syntax/#html</text:span><text:span text:style-name="T34"> </text:span></text:p>
      <text:h text:style-name="P50" text:outline-level="3"><text:span text:style-name="T17">Ejercicio</text:span><text:span text:style-name="T16"> </text:span><text:span text:style-name="T17">1</text:span></text:h>
      <text:p text:style-name="P43"><text:span text:style-name="T6"><text:line-break/></text:span><text:span text:style-name="T23">Cree una función que cuente e imprima en pantalla todos los</text:span><text:span text:style-name="T6"> </text:span><text:span text:style-name="T23">números,</text:span><text:span text:style-name="T6"><text:line-break/></text:span><text:span text:style-name="T23">letras</text:span><text:span text:style-name="T6"> </text:span><text:span text:style-name="T23">y</text:span><text:span text:style-name="T6"> </text:span><text:span text:style-name="T23">caracteres especiales</text:span><text:span text:style-name="T6"> </text:span><text:span text:style-name="T23">presentes en una string. Debe recibir esta</text:span><text:span text:style-name="T7"> </text:span><text:span text:style-name="T23">string por parámetro.</text:span><text:span text:style-name="T6"><text:line-break/></text:span></text:p>
      <text:p text:style-name="P9"/>
      <text:p text:style-name="P5">Paso 1: Entender el problema</text:p>
      <text:p text:style-name="P19"/>
      <text:list xml:id="list200405557887126" text:continue-list="list3424420082" text:style-name="L1">
        <text:list-item>
          <text:p text:style-name="TITLE_5f_AND_5f_BODY_7e_LT_7e_Titel"><text:soft-page-break/><text:span text:style-name="T13">Crear una función que cuente e imprima la cantidad de numero letras y caracteres especiales que hay en el string </text:span><text:span text:style-name="T63">“P@#yn26at^&amp;i5ve”, </text:span><text:span text:style-name="T64">adicional agregar casos de prueba.</text:span></text:p>
        </text:list-item>
      </text:list>
      <text:p text:style-name="P21"/>
      <text:p text:style-name="P22">Ejemplo: </text:p>
      <text:p text:style-name="P35"/>
      <text:p text:style-name="P22"><text:span text:style-name="T44">Input:</text:span><text:span text:style-name="T50"><text:line-break/>“</text:span><text:span text:style-name="T44">P@#yn26at^&amp;i5ve”</text:span></text:p>
      <text:p text:style-name="P35"/>
      <text:p text:style-name="P39">Resultado:</text:p>
      <text:p text:style-name="P45"><text:span text:style-name="T50"><text:line-break/></text:span><text:span text:style-name="T44">Letras = 8</text:span><text:span text:style-name="T50"><text:line-break/></text:span><text:span text:style-name="T44">Números <text:s/>= 3</text:span><text:span text:style-name="T50"><text:line-break/></text:span><text:span text:style-name="T44">Caracteres especiales = 4</text:span></text:p>
      <text:p text:style-name="P23"/>
      <text:p text:style-name="P5">Paso 2: Planear</text:p>
      <text:list text:style-name="L2">
        <text:list-header>
          <text:p text:style-name="P69"/>
        </text:list-header>
        <text:list-item>
          <text:p text:style-name="P109"><text:span text:style-name="T12">La función debe recibir un string (</text:span>“<text:span text:style-name="T40">P@#yn26at^&amp;i5ve”</text:span><text:span text:style-name="T12">) con números, letras y caracteres especiales.</text:span></text:p>
        </text:list-item>
        <text:list-item>
          <text:p text:style-name="P81">Guardar letras del string en una variable.</text:p>
        </text:list-item>
        <text:list-item>
          <text:p text:style-name="P81">Guardar números del string en una variable.</text:p>
        </text:list-item>
        <text:list-item>
          <text:p text:style-name="P81">Guardar caracteres especiales del string en una variable.</text:p>
        </text:list-item>
        <text:list-item>
          <text:p text:style-name="P81">Hacer un conteo (count()) en cada una de las variables.</text:p>
        </text:list-item>
        <text:list-item>
          <text:p text:style-name="P81">Imprimir el conteo para cada una de las variables</text:p>
          <text:p text:style-name="P70"/>
        </text:list-item>
      </text:list>
      <text:p text:style-name="P1">Paso 3: Dividir y conquistar</text:p>
      <text:p text:style-name="P14"/>
      <text:list text:style-name="L3">
        <text:list-item>
          <text:p text:style-name="P59"><text:span text:style-name="T52">C</text:span><text:span text:style-name="T51">rear Función </text:span><text:span text:style-name="T53">conteo_string</text:span></text:p>
        </text:list-item>
        <text:list-item>
          <text:p text:style-name="P60"><text:span text:style-name="T53">C</text:span><text:span text:style-name="T51">rear Variables (</text:span><text:span text:style-name="T54">l</text:span><text:span text:style-name="T51">etras, </text:span><text:span text:style-name="T54">números</text:span><text:span text:style-name="T51"> y </text:span><text:span text:style-name="T54">c</text:span><text:span text:style-name="T51">aracteres</text:span><text:span text:style-name="T54">_especiales), </text:span><text:span text:style-name="T55">todas en 0</text:span></text:p>
        </text:list-item>
        <text:list-item>
          <text:p text:style-name="P68">Usar el ciclo for</text:p>
        </text:list-item>
        <text:list-item>
          <text:p text:style-name="P68">si es numero (isdigit()) aumentar en uno la variable números.</text:p>
        </text:list-item>
        <text:list-item>
          <text:p text:style-name="P61"><text:span text:style-name="T51">si es una letra </text:span><text:span text:style-name="T56">(isalpha())</text:span><text:span text:style-name="T51">, aumentar en uno la variable letras.</text:span></text:p>
        </text:list-item>
        <text:list-item>
          <text:p text:style-name="P62"><text:span text:style-name="T51">Cualquier otro tipo </text:span><text:span text:style-name="T58">es un carácter especial </text:span><text:span text:style-name="T55">aumentar en uno la variable </text:span><text:span text:style-name="T54">c</text:span><text:span text:style-name="T57">aracteres</text:span><text:span text:style-name="T54">_especiales</text:span><text:span text:style-name="T55">.</text:span></text:p>
        </text:list-item>
        <text:list-item>
          <text:p text:style-name="P63"><text:span text:style-name="T51">Retornar cantidad de </text:span><text:span text:style-name="T54">l</text:span><text:span text:style-name="T57">etras, </text:span><text:span text:style-name="T54">números</text:span><text:span text:style-name="T57"> y </text:span><text:span text:style-name="T54">c</text:span><text:span text:style-name="T57">aracteres</text:span><text:span text:style-name="T54">_especiales</text:span></text:p>
        </text:list-item>
      </text:list>
      <text:list text:style-name="L4">
        <text:list-item>
          <text:p text:style-name="P82">Hacer un conteo (count()) en cada una de las variables.</text:p>
        </text:list-item>
        <text:list-item>
          <text:p text:style-name="P64">Imprimir el conteo para cada una de las variables</text:p>
        </text:list-item>
        <text:list-item>
          <text:p text:style-name="P58"><text:span text:style-name="T31">Llamado a la función con el </text:span><text:span text:style-name="T30"><text:s/>string (</text:span>“P@#yn26at^&amp;i5ve”<text:span text:style-name="T30">).</text:span></text:p>
        </text:list-item>
        <text:list-item>
          <text:p text:style-name="P83">4 casos de Prueba.</text:p>
        </text:list-item>
      </text:list>
      <text:p text:style-name="P46"/>
      <text:h text:style-name="P50" text:outline-level="3"><text:span text:style-name="T17">Ejercicio</text:span><text:span text:style-name="T16"> 2</text:span></text:h>
      <text:p text:style-name="P32"/>
      <text:p text:style-name="P7"><text:span text:style-name="T41">Cree una función que cuente todas las apariciones de cada carácter en una</text:span><text:span text:style-name="T38"><text:line-break/></text:span><text:span text:style-name="T41">string; esta string debe recibirse como parámetro. El resultado debe ser un</text:span><text:span text:style-name="T38"><text:line-break/></text:span><text:span text:style-name="T41">diccionario y debe ser impreso en pantalla.</text:span><text:span text:style-name="T38"> </text:span></text:p>
      <text:p text:style-name="P25"><text:soft-page-break/></text:p>
      <text:p text:style-name="P25"/>
      <text:p text:style-name="P36">Ejemplo:</text:p>
      <text:p text:style-name="P34">Input:</text:p>
      <text:p text:style-name="P8"><text:span text:style-name="T38"><text:line-break/>“</text:span><text:span text:style-name="T41">papaya”</text:span><text:span text:style-name="T38"><text:line-break/></text:span></text:p>
      <text:p text:style-name="P8"><text:span text:style-name="T41">Resultado:</text:span><text:span text:style-name="T38"><text:line-break/></text:span><text:span text:style-name="T41">{“p”: 2, “a”: 3, “y”: 1}</text:span><text:span text:style-name="T38"> </text:span></text:p>
      <text:p text:style-name="P24"/>
      <text:p text:style-name="P1">Paso 1: Entender el problema</text:p>
      <text:p text:style-name="P19"/>
      <text:list text:style-name="L5">
        <text:list-item>
          <text:p text:style-name="P72">Crear una función que cuente las frecuencias de palabras en un string recibido por parámetro, el resultado debe ser un diccionario y imprimirlo.</text:p>
        </text:list-item>
      </text:list>
      <text:p text:style-name="P27"/>
      <text:p text:style-name="P1">Paso 2: Planear</text:p>
      <text:p text:style-name="P11"/>
      <text:list text:style-name="L6">
        <text:list-item>
          <text:p text:style-name="P84">Crear función</text:p>
        </text:list-item>
        <text:list-item>
          <text:p text:style-name="P84">Definir <text:span text:style-name="T61">nombre </text:span><text:s/>para el diccionario <text:span text:style-name="T61">vació</text:span></text:p>
        </text:list-item>
        <text:list-item>
          <text:p text:style-name="P84">para la palabra ingresada como parámetro <text:span text:style-name="T61">hacer un conteo y agregarlo al diccionario</text:span></text:p>
        </text:list-item>
        <text:list-item>
          <text:p text:style-name="P86">Imprimir diccionario</text:p>
          <text:p text:style-name="P73"/>
        </text:list-item>
      </text:list>
      <text:p text:style-name="P10"/>
      <text:p text:style-name="P29">Paso 3: Dividir y conquistar</text:p>
      <text:p text:style-name="P10"/>
      <text:list text:style-name="L7">
        <text:list-item>
          <text:p text:style-name="P85">Crear función</text:p>
        </text:list-item>
        <text:list-item>
          <text:p text:style-name="P85">Definir <text:span text:style-name="T61">nombre </text:span><text:s/>para el diccionario <text:span text:style-name="T61">vació</text:span></text:p>
        </text:list-item>
        <text:list-item>
          <text:p text:style-name="P85">para la palabra ingresada como parámetro <text:span text:style-name="T61">hacer un conteo y agregarlo al diccionario</text:span></text:p>
        </text:list-item>
        <text:list-item>
          <text:p text:style-name="P87">Imprimir diccionario</text:p>
          <text:p text:style-name="P74"/>
        </text:list-item>
      </text:list>
      <text:h text:style-name="P50" text:outline-level="3"><text:span text:style-name="T48">Ejercicio</text:span><text:span text:style-name="T47"> </text:span><text:span text:style-name="T48">3</text:span></text:h>
      <text:p text:style-name="P33"/>
      <text:p text:style-name="P6"><text:span text:style-name="T41">Escriba una función que elimine todas las apariciones de un elemento en una<text:line-break/>lista. Tanto la lista como el valor que se quiere eliminar deben ser parámetros<text:line-break/>de la función. </text:span><text:span text:style-name="T38"><text:s/></text:span></text:p>
      <text:list xml:id="list936315595" text:style-name="L8">
        <text:list-header>
          <text:p text:style-name="P118"/>
        </text:list-header>
      </text:list>
      <text:p text:style-name="P3">Paso 1: Entender el problema</text:p>
      <text:p text:style-name="P20"/>
      <text:list text:style-name="L9">
        <text:list-item>
          <text:p text:style-name="P77"><text:soft-page-break/>Eliminar todas las apariciones de un elemento en una lista. La lista y el valor deber ser un parámetro.</text:p>
        </text:list-item>
      </text:list>
      <text:p text:style-name="P26"/>
      <text:p text:style-name="P26"/>
      <text:p text:style-name="P26"/>
      <text:p text:style-name="P37">Ejemplo:</text:p>
      <text:p text:style-name="P16"><text:line-break/><text:span text:style-name="T40">Input:</text:span></text:p>
      <text:p text:style-name="P16"><text:span text:style-name="T40">1)</text:span> <text:span text:style-name="T40">[20, 30, 40, 20, 5, 100, 5, 20]</text:span> ⇒ <text:span text:style-name="T40">eliminar 20</text:span></text:p>
      <text:p text:style-name="P16"><text:span text:style-name="T40">2)</text:span> <text:span text:style-name="T40">[“perro”, “gato”, “sombrero”, “gato”, “zanahoria”]</text:span> ⇒ “<text:span text:style-name="T40">gato</text:span></text:p>
      <text:p text:style-name="P16"/>
      <text:p text:style-name="P47"><text:span text:style-name="T26">Resultado:</text:span><text:span text:style-name="T15"><text:line-break/></text:span><text:span text:style-name="T26">1)</text:span><text:span text:style-name="T15"> </text:span><text:span text:style-name="T26">[30, 40, 5, 100, 5]</text:span><text:span text:style-name="T15"><text:line-break/></text:span><text:span text:style-name="T26">2)</text:span><text:span text:style-name="T15"> </text:span><text:span text:style-name="T26">[ “perro”, “sombrero”, “zanahoria”]</text:span><text:span text:style-name="T15"> </text:span></text:p>
      <text:p text:style-name="P28"/>
      <text:p text:style-name="P3">Paso 2: Planear</text:p>
      <text:p text:style-name="P12"/>
      <text:list xml:id="list771802699" text:style-name="L10">
        <text:list-item>
          <text:p text:style-name="P88">Se debe crear una lista vaciá</text:p>
        </text:list-item>
        <text:list-item>
          <text:p text:style-name="P88">Se deber crear una variable para almacenar el valor</text:p>
        </text:list-item>
        <text:list-item>
          <text:p text:style-name="P88">Se debe comparar el valor con <text:s/>el de la lista si es igual entonces re moverlo de la lista </text:p>
        </text:list-item>
        <text:list-item>
          <text:p text:style-name="P88">imprimir lista una vez que se removieron los valores de la lista.</text:p>
          <text:p text:style-name="P75"/>
        </text:list-item>
      </text:list>
      <text:p text:style-name="P13"/>
      <text:p text:style-name="P30">Paso 3: Dividir y conquistar</text:p>
      <text:p text:style-name="P30"/>
      <text:list xml:id="list200404708168314" text:continue-numbering="true" text:style-name="L10">
        <text:list-item>
          <text:p text:style-name="P89">Se debe crear una lista vaciá</text:p>
        </text:list-item>
        <text:list-item>
          <text:p text:style-name="P89">Se deber crear una variable para almacenar el valor</text:p>
        </text:list-item>
        <text:list-item>
          <text:p text:style-name="P89">Se debe comparar el valor con <text:s/>el de la lista si es igual entonces re moverlo de la lista </text:p>
        </text:list-item>
        <text:list-item>
          <text:p text:style-name="P89">imprimir lista una vez que se removieron los valores de la lista.</text:p>
        </text:list-item>
        <text:list-item>
          <text:p text:style-name="P89"/>
        </text:list-item>
      </text:list>
      <text:h text:style-name="P50" text:outline-level="3"><text:span text:style-name="T48">Ejercicio</text:span><text:span text:style-name="T47"> </text:span><text:span text:style-name="T48">4</text:span></text:h>
      <text:p text:style-name="P33"/>
      <text:p text:style-name="P6"><text:span text:style-name="T41">Cree una función que reciba una secuencia de números separados por coma</text:span><text:span text:style-name="T38"><text:line-break/></text:span><text:span text:style-name="T41">por parte del usuario e imprima una lista y una tupla que contengan dichos</text:span><text:span text:style-name="T38"><text:line-break/></text:span><text:span text:style-name="T41">valores. El usuario debe ingresar un único input con los valores separados</text:span><text:span text:style-name="T38"><text:line-break/></text:span><text:span text:style-name="T41">por comas.</text:span><text:span text:style-name="T38"> </text:span></text:p>
      <text:list xml:id="list200405908608315" text:continue-list="list936315595" text:style-name="L8">
        <text:list-header>
          <text:p text:style-name="P118"/>
        </text:list-header>
      </text:list>
      <text:p text:style-name="P3">Paso 1: Entender el problema</text:p>
      <text:p text:style-name="P20"/>
      <text:list text:style-name="L11">
        <text:list-item>
          <text:p text:style-name="P105"><text:span text:style-name="T4">Descripción</text:span><text:span text:style-name="T3"> del problema</text:span></text:p>
          <text:p text:style-name="P78"/>
        </text:list-item>
      </text:list>
      <text:p text:style-name="P38">Ejemplo:</text:p>
      <text:p text:style-name="P17"><text:soft-page-break/><text:line-break/><text:span text:style-name="T40">Input:</text:span><text:line-break/><text:span text:style-name="T40">1,2,3,4,5,6</text:span></text:p>
      <text:p text:style-name="P18"><text:line-break/><text:span text:style-name="T40">Resultado:</text:span><text:line-break/><text:span text:style-name="T40">Lista: [1, 2, 3, 4, 5, 6]</text:span><text:line-break/><text:span text:style-name="T40">Tupla: (1, 2, 3, 4, 5, 6</text:span> </text:p>
      <text:p text:style-name="P28"/>
      <text:p text:style-name="P3">Paso 2: Planear</text:p>
      <text:p text:style-name="P12"/>
      <text:list text:style-name="L12">
        <text:list-item>
          <text:p text:style-name="P90">Paso 1</text:p>
        </text:list-item>
        <text:list-item>
          <text:p text:style-name="P90">Paso 2</text:p>
        </text:list-item>
        <text:list-item>
          <text:p text:style-name="P76">Paso 3</text:p>
        </text:list-item>
      </text:list>
      <text:p text:style-name="P13"/>
      <text:p text:style-name="P30">Paso 3: Dividir y conquistar</text:p>
      <text:p text:style-name="P13"/>
      <text:list text:style-name="L13">
        <text:list-item>
          <text:p text:style-name="P91">Paso 1</text:p>
        </text:list-item>
        <text:list-item>
          <text:p text:style-name="P91">Paso 2</text:p>
        </text:list-item>
        <text:list-item>
          <text:p text:style-name="P107">Paso 3</text:p>
        </text:list-item>
      </text:list>
      <text:p text:style-name="P15"/>
      <text:h text:style-name="P51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Gliederung_20_1" style:display-name="TITLE_AND_TWO_COLUMNS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IN_5f_POINT_7e_LT_7e_Gliederung_20_1" style:display-name="MAIN_POI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Gliederung_20_2" style:display-name="MAIN_POINT~LT~Gliederung 2" style:family="paragraph" style:parent-style-name="MAIN_5f_POI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3" style:display-name="MAIN_POINT~LT~Gliederung 3" style:family="paragraph" style:parent-style-name="MAIN_5f_POI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4" style:display-name="MAIN_POINT~LT~Gliederung 4" style:family="paragraph" style:parent-style-name="MAIN_5f_POI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5" style:display-name="MAIN_POINT~LT~Gliederung 5" style:family="paragraph" style:parent-style-name="MAIN_5f_POI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6" style:display-name="MAIN_POINT~LT~Gliederung 6" style:family="paragraph" style:parent-style-name="MAIN_5f_POI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7" style:display-name="MAIN_POINT~LT~Gliederung 7" style:family="paragraph" style:parent-style-name="MAIN_5f_POI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8" style:display-name="MAIN_POINT~LT~Gliederung 8" style:family="paragraph" style:parent-style-name="MAIN_5f_POI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9" style:display-name="MAIN_POINT~LT~Gliederung 9" style:family="paragraph" style:parent-style-name="MAIN_5f_POI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Titel" style:display-name="MAIN_POI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Untertitel" style:display-name="MAIN_POI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Notizen" style:display-name="MAIN_POI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Hintergrundobjekte" style:display-name="MAIN_POI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IN_5f_POINT_7e_LT_7e_Hintergrund" style:display-name="MAIN_POI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20:15:57.043000000</meta:creation-date>
    <dc:date>2023-02-22T20:04:04.339000000</dc:date>
    <meta:editing-duration>PT13H58M13S</meta:editing-duration>
    <meta:editing-cycles>62</meta:editing-cycles>
    <meta:generator>LibreOffice/7.4.4.2$Windows_X86_64 LibreOffice_project/85569322deea74ec9134968a29af2df5663baa21</meta:generator>
    <meta:document-statistic meta:table-count="0" meta:image-count="0" meta:object-count="0" meta:page-count="8" meta:paragraph-count="157" meta:word-count="1957" meta:character-count="11193" meta:non-whitespace-character-count="9432"/>
  </office:meta>
</office:document-meta>
</file>